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Standard">
      <style:text-properties officeooo:rsid="000cf989" officeooo:paragraph-rsid="0021668b"/>
    </style:style>
    <style:style style:name="P11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2" style:family="paragraph" style:parent-style-name="Table_20_Contents">
      <style:text-properties fo:font-style="normal" officeooo:rsid="0011cc2b" officeooo:paragraph-rsid="001e38e2" style:font-style-asian="normal" style:font-style-complex="normal"/>
    </style:style>
    <style:style style:name="P13" style:family="paragraph" style:parent-style-name="Table_20_Contents">
      <style:text-properties officeooo:rsid="000cf989" officeooo:paragraph-rsid="0021668b"/>
    </style:style>
    <style:style style:name="P14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5" style:family="paragraph" style:parent-style-name="Azione_20_attore" style:list-style-name="Numerazione_20_UC">
      <style:text-properties officeooo:rsid="0015e382" officeooo:paragraph-rsid="0021111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attore" style:list-style-name="Numerazione_20_UC">
      <style:paragraph-properties>
        <style:tab-stops/>
      </style:paragraph-properties>
      <style:text-properties officeooo:rsid="001bdb2c" officeooo:paragraph-rsid="00211119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officeooo:rsid="001009f9"/>
    </style:style>
    <style:style style:name="T2" style:family="text">
      <style:text-properties fo:font-weight="bold" officeooo:rsid="001e38e2" style:font-weight-asian="bold" style:font-weight-complex="bold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4a617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b2c"/>
    </style:style>
    <style:style style:name="T9" style:family="text">
      <style:text-properties officeooo:rsid="001e38e2"/>
    </style:style>
    <style:style style:name="T10" style:family="text">
      <style:text-properties officeooo:rsid="002021c4"/>
    </style:style>
    <style:style style:name="T11" style:family="text">
      <style:text-properties fo:font-style="normal" officeooo:rsid="0011cc2b" style:font-style-asian="normal" style:font-style-complex="normal"/>
    </style:style>
    <style:style style:name="T12" style:family="text">
      <style:text-properties fo:font-style="normal" officeooo:rsid="001a4f08" style:font-style-asian="normal" style:font-style-complex="normal"/>
    </style:style>
    <style:style style:name="T13" style:family="text">
      <style:text-properties officeooo:rsid="00211119"/>
    </style:style>
    <style:style style:name="T14" style:family="text">
      <style:text-properties officeooo:rsid="0025720b"/>
    </style:style>
    <style:style style:name="T15" style:family="text">
      <style:text-properties officeooo:rsid="0010332d"/>
    </style:style>
    <style:style style:name="T16" style:family="text">
      <style:text-properties officeooo:rsid="00290439"/>
    </style:style>
    <style:style style:name="T17" style:family="text">
      <style:text-properties officeooo:rsid="0015e382"/>
    </style:style>
    <style:style style:name="T18" style:family="text">
      <style:text-properties officeooo:rsid="0027638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0">Educatore </text:span><text:span text:style-name="T8">Modifica</text:span><text:span text:style-name="T5"> </text:span><text:span text:style-name="T7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'utente accede al sistema e viene riconosciuto come <text:span text:style-name="T7">Educatore Didattico</text:span></text:p>
            <text:p text:style-name="P12"><text:span text:style-name="T9">L'utente visualizza lo storico (Include V</text:span><text:span text:style-name="T2">isualizza Storico Registro</text:span><text:span text:style-name="T9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236511" text:style-name="Numerazione_20_UC">
              <text:list-header>
                <text:p text:style-name="P14"/>
              </text:list-header>
              <text:list-item text:start-value="1">
                <text:p text:style-name="P17">L'<text:span text:style-name="T11"> </text:span><text:span text:style-name="T12">Educatore Didattico</text:span> seleziona la funzionalità modifica relativa all'attività da modificare</text:p>
              </text:list-item>
              <text:list-item>
                <text:p text:style-name="P19">Il sistema mostra la finestra con l'attività da modificare</text:p>
              </text:list-item>
              <text:list-item>
                <text:p text:style-name="P17">L<text:span text:style-name="T13">'</text:span><text:span text:style-name="T11"> </text:span><text:span text:style-name="T12">Educatore Didattico </text:span>modifica i campi</text:p>
              </text:list-item>
              <text:list-item>
                <text:p text:style-name="P15">L'<text:span text:style-name="T11"> </text:span><text:span text:style-name="T12">Educatore Didattico</text:span> sottomette <text:span text:style-name="T7">l'attività</text:span></text:p>
              </text:list-item>
              <text:list-item>
                <text:p text:style-name="P18">Il sistema memorizza <text:span text:style-name="T7">l'attività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3"><text:span text:style-name="T15">L'educatore didatti</text:span><text:span text:style-name="T14">co</text:span><text:span text:style-name="T15"> </text:span><text:span text:style-name="T17">ha inserito </text:span><text:span text:style-name="T18">l'attività</text:span><text:span text:style-name="T15"> </text:span><text:span text:style-name="T17">correttamente, ha confermato l' operazione e il sistema ha aggiornato l'elenco </text:span><text:span text:style-name="T15">dei questionari.</text:span></text:p>
            <text:p text:style-name="P10"><text:span text:style-name="T8">L'</text:span><text:span text:style-name="T14">educatore didattico</text:span><text:span text:style-name="T15"> </text:span><text:span text:style-name="T8">ha annullato l' operazione <text:s/>e il sistema non ha aggiornato l'elenco </text:span><text:span text:style-name="T15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213801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  <text:p text:style-name="P5"><text:span text:style-name="T6">UC_H_</text:span><text:span text:style-name="T7">5</text:span><text:span text:style-name="T8">6</text:span><text:span text:style-name="T6">_</text:span><text:span text:style-name="T10">educatore_</text:span><text:span text:style-name="T8">modifica</text:span><text:span text:style-name="T6">_</text:span><text:span text:style-name="T7">attività_registro</text:span><text:span text:style-name="T6">: </text:span><text:span text:style-name="T10">Educatore </text:span><text:span text:style-name="T8">Modifica</text:span><text:span text:style-name="T5"> </text:span><text:span text:style-name="T7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7S</meta:editing-duration>
    <meta:editing-cycles>24</meta:editing-cycles>
    <meta:generator>LibreOffice/3.6$Windows_x86 LibreOffice_project/da8c1e6-fd468f4-454e206-f42a4a9-143cfd</meta:generator>
    <dc:date>2012-11-16T15:09:56.44</dc:date>
    <meta:document-statistic meta:table-count="1" meta:image-count="0" meta:object-count="0" meta:page-count="1" meta:paragraph-count="23" meta:word-count="143" meta:character-count="1050" meta:non-whitespace-character-count="935"/>
  </office:meta>
</office:document-meta>
</file>